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text-properties officeooo:paragraph-rsid="0008c1f7"/>
    </style:style>
    <style:style style:name="P3" style:family="paragraph" style:parent-style-name="Text_20_body">
      <style:text-properties officeooo:paragraph-rsid="000a9f9e"/>
    </style:style>
    <style:style style:name="P4" style:family="paragraph" style:parent-style-name="Text_20_body">
      <style:text-properties officeooo:rsid="000a9f9e" officeooo:paragraph-rsid="000b7c99"/>
    </style:style>
    <style:style style:name="P5" style:family="paragraph" style:parent-style-name="Text_20_body">
      <style:text-properties officeooo:rsid="000a9f9e" officeooo:paragraph-rsid="000cdca9"/>
    </style:style>
    <style:style style:name="P6" style:family="paragraph" style:parent-style-name="Text_20_body">
      <style:text-properties officeooo:paragraph-rsid="000b7c99"/>
    </style:style>
    <style:style style:name="P7" style:family="paragraph" style:parent-style-name="Text_20_body">
      <style:text-properties officeooo:rsid="000e1e32" officeooo:paragraph-rsid="000e1e32"/>
    </style:style>
    <style:style style:name="P8" style:family="paragraph" style:parent-style-name="Text_20_body">
      <style:text-properties officeooo:rsid="0010b251" officeooo:paragraph-rsid="0010b251"/>
    </style:style>
    <style:style style:name="P9" style:family="paragraph" style:parent-style-name="Text_20_body">
      <style:paragraph-properties fo:margin-left="0cm" fo:margin-right="0cm" fo:text-indent="-0.635cm" style:auto-text-indent="false"/>
      <style:text-properties officeooo:paragraph-rsid="0006cd7a"/>
    </style:style>
    <style:style style:name="P10" style:family="paragraph" style:parent-style-name="Standard">
      <style:text-properties fo:font-size="10pt" officeooo:rsid="0012afa0" officeooo:paragraph-rsid="001dc5ae" style:font-size-asian="10pt" style:font-size-complex="10pt"/>
    </style:style>
    <style:style style:name="P11" style:family="paragraph" style:parent-style-name="Text_20_body">
      <style:paragraph-properties fo:line-height="115%"/>
      <style:text-properties officeooo:rsid="0004c160"/>
    </style:style>
    <style:style style:name="P12" style:family="paragraph" style:parent-style-name="Text_20_body">
      <style:text-properties style:font-name="Symbol" officeooo:paragraph-rsid="0008c1f7"/>
    </style:style>
    <style:style style:name="P13" style:family="paragraph" style:parent-style-name="Text_20_body">
      <style:text-properties officeooo:rsid="000d5229" officeooo:paragraph-rsid="000cdca9"/>
    </style:style>
    <style:style style:name="P14" style:family="paragraph" style:parent-style-name="Text_20_body">
      <style:text-properties officeooo:rsid="000d5229" officeooo:paragraph-rsid="001dc5ae"/>
    </style:style>
    <style:style style:name="P15" style:family="paragraph" style:parent-style-name="Text_20_body">
      <style:text-properties officeooo:rsid="000d5229" officeooo:paragraph-rsid="001fa5ab"/>
    </style:style>
    <style:style style:name="P16" style:family="paragraph" style:parent-style-name="Text_20_body">
      <style:text-properties officeooo:rsid="0012afa0" officeooo:paragraph-rsid="0014a525"/>
    </style:style>
    <style:style style:name="P17" style:family="paragraph" style:parent-style-name="Text_20_body">
      <style:text-properties officeooo:rsid="0012afa0" officeooo:paragraph-rsid="001bdafb"/>
    </style:style>
    <style:style style:name="P18" style:family="paragraph" style:parent-style-name="Text_20_body">
      <style:text-properties fo:font-size="10pt" officeooo:rsid="000cdca9" officeooo:paragraph-rsid="0017915b" style:font-size-asian="10pt" style:font-size-complex="10pt"/>
    </style:style>
    <style:style style:name="P19" style:family="paragraph" style:parent-style-name="Text_20_body">
      <style:text-properties fo:font-size="10pt" officeooo:rsid="000a9f9e" officeooo:paragraph-rsid="000cdca9" style:font-size-asian="10pt" style:font-size-complex="10pt"/>
    </style:style>
    <style:style style:name="P20" style:family="paragraph" style:parent-style-name="Text_20_body">
      <style:text-properties fo:font-size="10pt" officeooo:rsid="000e1e32" officeooo:paragraph-rsid="0017915b" style:font-size-asian="10pt" style:font-size-complex="10pt"/>
    </style:style>
    <style:style style:name="P21" style:family="paragraph" style:parent-style-name="Text_20_body">
      <style:text-properties fo:font-size="10pt" officeooo:rsid="000e1e32" officeooo:paragraph-rsid="0017850c" style:font-size-asian="10pt" style:font-size-complex="10pt"/>
    </style:style>
    <style:style style:name="P22" style:family="paragraph" style:parent-style-name="Text_20_body">
      <style:text-properties fo:font-size="10pt" officeooo:rsid="000e1e32" officeooo:paragraph-rsid="000e1e32" style:font-size-asian="10pt" style:font-size-complex="10pt"/>
    </style:style>
    <style:style style:name="P23" style:family="paragraph" style:parent-style-name="Text_20_body">
      <style:text-properties fo:font-size="10pt" officeooo:rsid="000e1e32" officeooo:paragraph-rsid="0010b251" style:font-size-asian="10pt" style:font-size-complex="10pt"/>
    </style:style>
    <style:style style:name="P24" style:family="paragraph" style:parent-style-name="Text_20_body">
      <style:text-properties fo:font-size="10pt" officeooo:rsid="000e1e32" officeooo:paragraph-rsid="001dc5ae" style:font-size-asian="10pt" style:font-size-complex="10pt"/>
    </style:style>
    <style:style style:name="P25" style:family="paragraph" style:parent-style-name="Text_20_body">
      <style:text-properties fo:font-size="10pt" officeooo:rsid="000e1e32" officeooo:paragraph-rsid="001fa5ab" style:font-size-asian="10pt" style:font-size-complex="10pt"/>
    </style:style>
    <style:style style:name="P26" style:family="paragraph" style:parent-style-name="Text_20_body">
      <style:text-properties fo:font-size="10pt" officeooo:rsid="0010b251" officeooo:paragraph-rsid="0010b251" style:font-size-asian="10pt" style:font-size-complex="10pt"/>
    </style:style>
    <style:style style:name="P27" style:family="paragraph" style:parent-style-name="Text_20_body">
      <style:text-properties fo:font-size="10pt" officeooo:rsid="0010b251" officeooo:paragraph-rsid="001b2338" style:font-size-asian="10pt" style:font-size-complex="10pt"/>
    </style:style>
    <style:style style:name="P28" style:family="paragraph" style:parent-style-name="Text_20_body">
      <style:text-properties fo:font-size="10pt" officeooo:rsid="0012afa0" officeooo:paragraph-rsid="001bdafb" style:font-size-asian="10pt" style:font-size-complex="10pt"/>
    </style:style>
    <style:style style:name="P29" style:family="paragraph" style:parent-style-name="Text_20_body">
      <style:text-properties fo:font-size="10pt" officeooo:rsid="0012afa0" officeooo:paragraph-rsid="001dc5ae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2820" fo:background-color="#ffff00" loext:char-shading-value="0"/>
    </style:style>
    <style:style style:name="T4" style:family="text">
      <style:text-properties fo:font-variant="normal" fo:text-transform="none" style:font-name="Symbol"/>
    </style:style>
    <style:style style:name="T5" style:family="text">
      <style:text-properties fo:font-variant="normal" fo:text-transform="none" style:font-name="Symbol" officeooo:rsid="0006cd7a"/>
    </style:style>
    <style:style style:name="T6" style:family="text">
      <style:text-properties fo:font-variant="normal" fo:text-transform="none" style:font-name="Symbol" officeooo:rsid="000cdca9"/>
    </style:style>
    <style:style style:name="T7" style:family="text">
      <style:text-properties fo:font-variant="normal" fo:text-transform="none" style:font-name="Courier New" officeooo:rsid="0006cd7a"/>
    </style:style>
    <style:style style:name="T8" style:family="text">
      <style:text-properties fo:font-variant="normal" fo:text-transform="none" style:font-name="Courier New" officeooo:rsid="0008c1f7"/>
    </style:style>
    <style:style style:name="T9" style:family="text">
      <style:text-properties fo:font-variant="normal" fo:text-transform="none" style:font-name="Liberation Serif"/>
    </style:style>
    <style:style style:name="T10" style:family="text">
      <style:text-properties fo:font-variant="normal" fo:text-transform="none" style:font-name="Liberation Serif" officeooo:rsid="000a9f9e"/>
    </style:style>
    <style:style style:name="T11" style:family="text">
      <style:text-properties fo:font-variant="normal" fo:text-transform="none" style:font-name="Liberation Serif" officeooo:rsid="000b7c99"/>
    </style:style>
    <style:style style:name="T12" style:family="text">
      <style:text-properties fo:font-variant="normal" fo:text-transform="none" style:font-name="Liberation Serif" officeooo:rsid="000cdca9"/>
    </style:style>
    <style:style style:name="T13" style:family="text">
      <style:text-properties fo:font-variant="normal" fo:text-transform="none" style:font-name="Liberation Serif" officeooo:rsid="001fa5ab"/>
    </style:style>
    <style:style style:name="T14" style:family="text">
      <style:text-properties style:font-name="Symbol"/>
    </style:style>
    <style:style style:name="T15" style:family="text">
      <style:text-properties style:font-name="Symbol" officeooo:rsid="0008c1f7"/>
    </style:style>
    <style:style style:name="T16" style:family="text">
      <style:text-properties style:font-name="Symbol" officeooo:rsid="0006cd7a"/>
    </style:style>
    <style:style style:name="T17" style:family="text">
      <style:text-properties style:font-name="Symbol" officeooo:rsid="000cdca9"/>
    </style:style>
    <style:style style:name="T18" style:family="text">
      <style:text-properties style:font-name="Courier New" officeooo:rsid="0008c1f7"/>
    </style:style>
    <style:style style:name="T19" style:family="text">
      <style:text-properties style:font-name="Courier New" officeooo:rsid="0006cd7a"/>
    </style:style>
    <style:style style:name="T20" style:family="text">
      <style:text-properties officeooo:rsid="0006cd7a"/>
    </style:style>
    <style:style style:name="T21" style:family="text">
      <style:text-properties officeooo:rsid="0008c1f7"/>
    </style:style>
    <style:style style:name="T22" style:family="text">
      <style:text-properties officeooo:rsid="000b7c99"/>
    </style:style>
    <style:style style:name="T23" style:family="text">
      <style:text-properties officeooo:rsid="000cdca9"/>
    </style:style>
    <style:style style:name="T24" style:family="text">
      <style:text-properties officeooo:rsid="000d5229"/>
    </style:style>
    <style:style style:name="T25" style:family="text">
      <style:text-properties officeooo:rsid="000f2820"/>
    </style:style>
    <style:style style:name="T26" style:family="text">
      <style:text-properties officeooo:rsid="0012afa0"/>
    </style:style>
    <style:style style:name="T27" style:family="text">
      <style:text-properties officeooo:rsid="001365c6"/>
    </style:style>
    <style:style style:name="T28" style:family="text">
      <style:text-properties officeooo:rsid="0010b251"/>
    </style:style>
    <style:style style:name="T29" style:family="text">
      <style:text-properties officeooo:rsid="00157532"/>
    </style:style>
    <style:style style:name="T30" style:family="text">
      <style:text-properties officeooo:rsid="0017915b"/>
    </style:style>
    <style:style style:name="T31" style:family="text">
      <style:text-properties officeooo:rsid="00194376"/>
    </style:style>
    <style:style style:name="T32" style:family="text">
      <style:text-properties fo:font-size="10pt" officeooo:rsid="0010b251" style:font-size-asian="10pt" style:font-size-complex="10pt"/>
    </style:style>
    <style:style style:name="T33" style:family="text">
      <style:text-properties fo:font-size="10pt" officeooo:rsid="0012afa0" style:font-size-asian="10pt" style:font-size-complex="10pt"/>
    </style:style>
    <style:style style:name="T34" style:family="text">
      <style:text-properties fo:font-size="10pt" officeooo:rsid="000a9f9e" style:font-size-asian="10pt" style:font-size-complex="10pt"/>
    </style:style>
    <style:style style:name="T35" style:family="text">
      <style:text-properties fo:font-size="10pt" officeooo:rsid="000e1e32" style:font-size-asian="10pt" style:font-size-complex="10pt"/>
    </style:style>
    <style:style style:name="T36" style:family="text">
      <style:text-properties officeooo:rsid="001b2338"/>
    </style:style>
    <style:style style:name="T37" style:family="text">
      <style:text-properties officeooo:rsid="001bdafb"/>
    </style:style>
    <style:style style:name="T38" style:family="text">
      <style:text-properties officeooo:rsid="001dc5ae"/>
    </style:style>
    <style:style style:name="T39" style:family="text">
      <style:text-properties officeooo:rsid="001fa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><text:span text:style-name="T1">Si vous voyez des modifs ou corrections, n’hésitez pas à nous les transmettre.</text:span> </text:p>
      <text:p text:style-name="Text_20_body"/>
      <text:p text:style-name="P11">Pour notre front, notre choix s’est porté sur React accompagné de Javascript et jQuery.</text:p>
      <text:p text:style-name="P12"/>
      <text:p text:style-name="P3"><text:span text:style-name="T14">·</text:span><text:span text:style-name="T4"> </text:span>Nos <text:span text:style-name="T21">principaux composants</text:span> :</text:p>
      <text:p text:style-name="P2"><text:span text:style-name="T5"><text:tab/></text:span><text:span text:style-name="T7">o </text:span><text:span text:style-name="T20">S</text:span>i<text:span text:style-name="T20">te </text:span>: <text:span text:style-name="T21">Point de lancement de notre site</text:span></text:p>
      <text:p text:style-name="P2"><text:span text:style-name="T15"><text:tab/></text:span><text:span text:style-name="T18">o</text:span><text:span text:style-name="T8"> </text:span><text:span text:style-name="T21">Entente </text:span>: <text:span text:style-name="T21">Affiche l’identité ainsi que des détails sur l’uilisateur</text:span></text:p>
      <text:p text:style-name="P2"><text:span text:style-name="T15"><text:tab/></text:span><text:span text:style-name="T18">o</text:span><text:span text:style-name="T8"> </text:span><text:span text:style-name="T21">PiedPage </text:span>: <text:span text:style-name="T21">Affiche des détails sur l’application</text:span></text:p>
      <text:p text:style-name="P2"><text:span text:style-name="T15"><text:tab/></text:span><text:span text:style-name="T18">o</text:span><text:span text:style-name="T8"> </text:span><text:span text:style-name="T21">BarDeNav </text:span>: <text:span text:style-name="T20">Sert à guider le choix de l’utilisateur</text:span></text:p>
      <text:p text:style-name="P2"><text:span text:style-name="T16"><text:tab/></text:span><text:span text:style-name="T19">o</text:span><text:span text:style-name="T7"> </text:span><text:span text:style-name="T20">Pages </text:span>: <text:span text:style-name="T20">Permet de définir le contenu de la page</text:span></text:p>
      <text:p text:style-name="P9"/>
      <text:p text:style-name="P3"><text:span text:style-name="T14">·</text:span><text:span text:style-name="T4"> </text:span><text:span text:style-name="T9">Traitement</text:span><text:span text:style-name="T10"> des données issues du back</text:span> :</text:p>
      <text:p text:style-name="P4">Les données format<text:span text:style-name="T22">ées</text:span> <text:span text:style-name="T22">en </text:span>Json sont <text:span text:style-name="T22">échangées</text:span> <text:span text:style-name="T22">avec le back </text:span>via des requêtes HTTP <text:span text:style-name="T22">s’appuyant sur les méthodes CRUD.</text:span></text:p>
      <text:p text:style-name="P4"/>
      <text:p text:style-name="P6"><text:span text:style-name="T14">·</text:span><text:span text:style-name="T4"> </text:span><text:span text:style-name="T11">L’affichage des calendriers </text:span>:</text:p>
      <text:p text:style-name="P6"><text:span text:style-name="T11">S’appuie sur Javascript</text:span><text:span text:style-name="T12"> </text:span><text:span text:style-name="T11">et jQuery. Réact se charge de forunir une page contenant des boutons et des Divs </text:span><text:span text:style-name="T13">identifiés par des Ids</text:span><text:span text:style-name="T11">. </text:span><text:span text:style-name="T13">Javascript et jQuery traitent et affichent les données via le </text:span><text:span text:style-name="T12">DOM </text:span><text:span text:style-name="T13">des éléments de la page</text:span><text:span text:style-name="T12">.</text:span></text:p>
      <text:p text:style-name="P4"/>
      <text:p text:style-name="P5"><text:span text:style-name="T17">·</text:span><text:span text:style-name="T6"> </text:span><text:span text:style-name="T23">Les Pages (données back attendues ou transmises) :</text:span></text:p>
      <text:p text:style-name="P5"><text:span text:style-name="T16"><text:tab/></text:span><text:span text:style-name="T19">o</text:span><text:span text:style-name="T7"> </text:span><text:span text:style-name="T23">Liste de demandes :</text:span></text:p>
      <text:p text:style-name="P18">Entrée : employe<text:span text:style-name="T31">(id)</text:span>.{nom, prenom, nomResp, prenomResp} <text:span text:style-name="T29">=&gt;</text:span> [absence].{<text:span text:style-name="T2">n°demande</text:span>, debut, fin}<text:span text:style-name="T29"> ==&gt;</text:span> [type].{nom}<text:line-break/> <text:s text:c="2"/><text:span text:style-name="T30"><text:s text:c="158"/>==&gt;</text:span> [statut].{nom}<text:line-break/><text:span text:style-name="T24">Sortie : Néant</text:span></text:p>
      <text:p text:style-name="P19"/>
      <text:p text:style-name="P19"/>
      <text:p text:style-name="P13"><text:tab/> o Nouvelle demande :</text:p>
      <text:p text:style-name="P20">Entrée : <text:span text:style-name="T25">e</text:span>mploye<text:span text:style-name="T31">(id)</text:span>.<text:span text:style-name="T25">{</text:span>nbCa, nbRtt, nbRC, nomResp, prenomResp<text:span text:style-name="T25">}, [type].{nom}</text:span><text:line-break/><text:span text:style-name="T25">Sortie : absence.{idEmploye, debut, fin} =&gt; type.{nom} <text:line-break/> <text:s text:c="65"/>=&gt; statut</text:span>.<text:span text:style-name="T25">{</text:span>nom<text:span text:style-name="T25">}</text:span></text:p>
      <text:p text:style-name="P21"/>
      <text:p text:style-name="P7"><text:soft-page-break/><text:tab/> o Declaration d’absence :</text:p>
      <text:p text:style-name="P21">Entée : <text:span text:style-name="T25">[employe(idEquipe)].{</text:span>nom, <text:span text:style-name="T25">prenom, nbCa, nbRtt, nbRC}, [type].{nom}<text:line-break/>Sortie : absence.{idEmploye, debut, fin, </text:span><text:span text:style-name="T3">commentaires</text:span><text:span text:style-name="T25">} =&gt; type.{nom} <text:line-break/> <text:s text:c="89"/>=&gt; statut</text:span>.<text:span text:style-name="T25">{</text:span>nom<text:span text:style-name="T25">}</text:span></text:p>
      <text:p text:style-name="P22"/>
      <text:p text:style-name="P22"/>
      <text:p text:style-name="P8"><text:tab/> o Reliquat de congés :</text:p>
      <text:p text:style-name="P23">Entée : <text:span text:style-name="T25">[employe(idEquipe)].{</text:span>nom, <text:span text:style-name="T25">prenom, matricule, nomResp, prenomResp, nbCa, nbRtt, nbRC}<text:line-break/>Sortie : néant<text:line-break/></text:span></text:p>
      <text:p text:style-name="P23"/>
      <text:p text:style-name="P8"><text:tab/> o Calendriers :</text:p>
      <text:p text:style-name="P27"><text:span text:style-name="T36"><text:s/>- MonCalendrier <text:line-break/><text:tab/></text:span>Entrée : <text:span text:style-name="T26">employe(id).{nom, prenom} =&gt; </text:span>[absence].{debut, fin} <text:span text:style-name="T36">==&gt;</text:span> type.{nom} <text:span text:style-name="T36">==&gt;</text:span> <text:span text:style-name="T26">statut.{nom}</text:span></text:p>
      <text:p text:style-name="P27"><text:span text:style-name="T26"><text:s/>- CalendrierEquipe <text:line-break/><text:tab/></text:span>Entrée : <text:span text:style-name="T26">[employe(idEquipe)].{nom, prenom} =&gt; </text:span>[absence].{debut, fin} <text:span text:style-name="T36">==&gt;</text:span> type.{nom} <text:span text:style-name="T36">==&gt;</text:span> <text:span text:style-name="T26">statut.{nom}</text:span></text:p>
      <text:p text:style-name="P27"><text:span text:style-name="T36"><text:s/>- CalendrierEntreprise<text:line-break/><text:tab/></text:span>Entrée : <text:span text:style-name="T26">[employe].{nom, prenom} =&gt; </text:span>[absence].{debut, fin} <text:span text:style-name="T36">==&gt;</text:span> type.{nom} <text:span text:style-name="T36">==&gt;</text:span> <text:span text:style-name="T26">statut.{nom}</text:span></text:p>
      <text:p text:style-name="P27"><text:span text:style-name="T26"><text:tab/>Sortie : néant</text:span></text:p>
      <text:p text:style-name="P26"/>
      <text:p text:style-name="P26"/>
      <text:p text:style-name="P16"><text:span text:style-name="T28"><text:tab/> o </text:span>Gestion du personnel :</text:p>
      <text:p text:style-name="P28">Entrée : [employe].{nom, prenom, <text:span text:style-name="T27">matricule, email</text:span>} <text:span text:style-name="T36">=&gt; equipe.{nom, idResp} ==&gt; employe.{nomResp, prenomResp}<text:line-break/> <text:s text:c="84"/>=&gt; serviceRh.{nom, prenom}<text:line-break/> <text:s text:c="84"/>=&gt; role.{valeur},<text:line-break/><text:tab/>[equipe].{nom, idResp} =&gt; employe.{nomResp, prenomResp},<text:line-break/><text:tab/>[serviceRh].{nom, prenom},<text:line-break/><text:tab/>[role].{valeur}<text:line-break/>Sortie :</text:span> employe.{nom, prenom, <text:span text:style-name="T27">matricule, email</text:span>},<text:span text:style-name="T36"> equipe.{nom, idResp}, serviceRh.{nom, prenom}, role.{valeur}<text:line-break/></text:span></text:p>
      <text:p text:style-name="P28"><text:span text:style-name="T32"/></text:p>
      <text:p text:style-name="P17"><text:span text:style-name="T28"><text:tab/> o </text:span>Gestion d’<text:span text:style-name="T37">équipe</text:span> :</text:p>
      <text:p text:style-name="P29">Entrée : <text:span text:style-name="T36">equipe.{nom, idResp} =&gt; employe.{nomResp, prenomResp}<text:line-break/> <text:s text:c="49"/>=&gt; serviceRh.{nom, prenom}<text:line-break/><text:tab/>[equipe].{nom, idResp} =&gt; employe.{nomResp, prenomResp},<text:line-break/><text:tab/>[serviceRh].{nom, prenom},<text:line-break/>Sortie :</text:span> <text:span text:style-name="T36">equipe.{nom, idResp}, serviceRh.{nom, prenom}<text:line-break/></text:span></text:p>
      <text:p text:style-name="P29"><text:span text:style-name="T33"/></text:p>
      <text:p text:style-name="P29"><text:span text:style-name="T33"/></text:p>
      <text:p text:style-name="P29"><text:span text:style-name="T33"/></text:p>
      <text:p text:style-name="P14"><text:soft-page-break/><text:tab/> o <text:span text:style-name="T38">Avis hiérarchie</text:span> :</text:p>
      <text:p text:style-name="P24">Entrée : <text:span text:style-name="T25">absence.{idEmploye, debut, fin} =&gt; e</text:span>mploye<text:span text:style-name="T31">(id)</text:span>.<text:span text:style-name="T25">{</text:span>nbCa, nbRtt, nbRC<text:span text:style-name="T25">}<text:line-break/> <text:s text:c="66"/>=&gt; type.{nom}<text:line-break/> <text:s text:c="66"/>=&gt; statut</text:span>.<text:span text:style-name="T25">{</text:span>nom<text:span text:style-name="T25">}<text:line-break/>Sortie : absence.{idEmploye, debut, fin, commentaires}, e</text:span>mploye<text:span text:style-name="T31">(id)</text:span>.<text:span text:style-name="T25">{</text:span>nbCa, nbRtt, nbRC<text:span text:style-name="T25">}, type.{nom}, statut</text:span>.<text:span text:style-name="T25">{</text:span>nom<text:span text:style-name="T25">}<text:line-break/></text:span></text:p>
      <text:p text:style-name="P24"/>
      <text:p text:style-name="P10"><text:span text:style-name="T34"/></text:p>
      <text:p text:style-name="P14"><text:tab/> o <text:span text:style-name="T38">Avis RH</text:span> :</text:p>
      <text:p text:style-name="P24">Entrée : <text:span text:style-name="T25">absence.{idEmploye, debut, fin} =&gt; e</text:span>mploye<text:span text:style-name="T31">(id)</text:span>.<text:span text:style-name="T25">{</text:span>nbCa, nbRtt, nbRC<text:span text:style-name="T25">}<text:line-break/> <text:s text:c="66"/>=&gt; type.{nom}<text:line-break/> <text:s text:c="66"/>=&gt; statut</text:span>.<text:span text:style-name="T25">{</text:span>nom<text:span text:style-name="T25">}<text:line-break/>Sortie : absence.{idEmploye, debut, fin, commentaires}, e</text:span>mploye<text:span text:style-name="T31">(id)</text:span>.<text:span text:style-name="T25">{</text:span>nbCa, nbRtt, nbRC<text:span text:style-name="T25">}, type.{nom}, statut</text:span>.<text:span text:style-name="T25">{</text:span>nom<text:span text:style-name="T25">}<text:line-break/></text:span></text:p>
      <text:p text:style-name="P24"/>
      <text:p text:style-name="P14"><text:tab/> o <text:span text:style-name="T38">Authentification</text:span> :</text:p>
      <text:p text:style-name="P25">Entrée : <text:span text:style-name="T38">user.{idEmploye, email, motdepasse} =&gt; role(idUser)</text:span>.<text:span text:style-name="T25">{valeur}<text:line-break/>Sortie : user.{idEmploye} =&gt; role(idUser)</text:span>.<text:span text:style-name="T25">{valeur}<text:line-break/></text:span></text:p>
      <text:p text:style-name="P25"/>
      <text:p text:style-name="P15"><text:tab/> o <text:span text:style-name="T38">Modification du mot de passe</text:span> :</text:p>
      <text:p text:style-name="P25">Entrée : <text:span text:style-name="T38">user.{idEmploye, email, motdepasse}<text:line-break/>Sortie : user.{idEmploye, motdepasse}<text:line-break/></text:span></text:p>
      <text:p text:style-name="P25"/>
      <text:p text:style-name="P15"><text:tab/> o <text:span text:style-name="T39">Barre de navigation</text:span> :</text:p>
      <text:p text:style-name="P25">Entrée : <text:span text:style-name="T39">role.{valeur}<text:line-break/>Sortie : néant<text:line-break/></text:span></text:p>
      <text:p text:style-name="P25"/>
      <text:p text:style-name="P15"><text:tab/> o <text:span text:style-name="T39">Entête</text:span> :</text:p>
      <text:p text:style-name="P25">Entrée : <text:span text:style-name="T39">employe.{nom, prenom, matricule, nbCa, nbRtt, nbRc}<text:line-break/>Sortie : néant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1:42:16.392000000</meta:creation-date>
    <dc:date>2017-06-03T13:14:58.357000000</dc:date>
    <meta:editing-duration>PT32M31S</meta:editing-duration>
    <meta:editing-cycles>5</meta:editing-cycles>
    <meta:generator>LibreOffice/5.3.2.2$Windows_X86_64 LibreOffice_project/6cd4f1ef626f15116896b1d8e1398b56da0d0ee1</meta:generator>
    <meta:document-statistic meta:table-count="0" meta:image-count="0" meta:object-count="0" meta:page-count="3" meta:paragraph-count="42" meta:word-count="468" meta:character-count="4287" meta:non-whitespace-character-count="3000"/>
  </office:meta>
</office:document-meta>
</file>